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solid" svg:stroke-color="#000000" draw:fill="none" draw:fill-color="#ffffff" fo:min-height="1.416cm"/>
    </style:style>
    <style:style style:name="gr5" style:family="graphic" style:parent-style-name="standard">
      <style:graphic-properties draw:stroke="solid" svg:stroke-color="#000000" draw:fill="none" draw:fill-color="#ffffff" fo:min-height="1.2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179cm" svg:height="11.426cm" svg:x="2.981cm" svg:y="6.0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rect draw:style-name="gr2" draw:text-style-name="P2" draw:layer="layout" svg:width="4.673cm" svg:height="0.635cm" svg:x="4.734cm" svg:y="6.95cm">
          <text:p text:style-name="P1"><text:span text:style-name="T1">Otsu thresholding</text:span></text:p>
        </draw:rect>
        <draw:line draw:style-name="gr3" draw:text-style-name="P1" draw:layer="layout" svg:x1="7.071cm" svg:y1="7.585cm" svg:x2="7.071cm" svg:y2="8.22cm">
          <text:p/>
        </draw:line>
        <draw:rect draw:style-name="gr2" draw:text-style-name="P2" draw:layer="layout" svg:width="4.673cm" svg:height="0.635cm" svg:x="4.734cm" svg:y="8.35cm">
          <text:p text:style-name="P1"><text:span text:style-name="T1">Dilation</text:span></text:p>
        </draw:rect>
        <draw:line draw:style-name="gr3" draw:text-style-name="P1" draw:layer="layout" svg:x1="7.071cm" svg:y1="8.985cm" svg:x2="7.071cm" svg:y2="9.62cm">
          <text:p/>
        </draw:line>
        <draw:rect draw:style-name="gr2" draw:text-style-name="P2" draw:layer="layout" svg:width="4.673cm" svg:height="0.635cm" svg:x="4.734cm" svg:y="9.85cm">
          <text:p text:style-name="P1"><text:span text:style-name="T1">Aggressive erosion</text:span></text:p>
        </draw:rect>
        <draw:line draw:style-name="gr3" draw:text-style-name="P1" draw:layer="layout" svg:x1="7.071cm" svg:y1="10.485cm" svg:x2="7.071cm" svg:y2="11.12cm">
          <text:p/>
        </draw:line>
        <draw:rect draw:style-name="gr2" draw:text-style-name="P2" draw:layer="layout" svg:width="4.917cm" svg:height="0.635cm" svg:x="4.6cm" svg:y="11.25cm">
          <text:p text:style-name="P1"><text:span text:style-name="T1">Calculate centroids</text:span></text:p>
        </draw:rect>
        <draw:line draw:style-name="gr3" draw:text-style-name="P1" draw:layer="layout" svg:x1="7.071cm" svg:y1="11.885cm" svg:x2="7.071cm" svg:y2="12.52cm">
          <text:p/>
        </draw:line>
        <draw:rect draw:style-name="gr2" draw:text-style-name="P2" draw:layer="layout" svg:width="5.706cm" svg:height="0.635cm" svg:x="4.166cm" svg:y="12.65cm">
          <text:p text:style-name="P1"><text:span text:style-name="T1">Floodfill from centroids</text:span></text:p>
        </draw:rect>
        <draw:line draw:style-name="gr3" draw:text-style-name="P1" draw:layer="layout" svg:x1="7.071cm" svg:y1="13.285cm" svg:x2="7.071cm" svg:y2="13.92cm">
          <text:p/>
        </draw:line>
        <draw:rect draw:style-name="gr2" draw:text-style-name="P2" draw:layer="layout" svg:width="5.726cm" svg:height="0.635cm" svg:x="4.146cm" svg:y="14.05cm">
          <text:p text:style-name="P1"><text:span text:style-name="T1">Recalculate centroids</text:span></text:p>
        </draw:rect>
        <draw:line draw:style-name="gr3" draw:text-style-name="P1" draw:layer="layout" svg:x1="7.071cm" svg:y1="14.685cm" svg:x2="7.071cm" svg:y2="15.32cm">
          <text:p/>
        </draw:line>
        <draw:rect draw:style-name="gr2" draw:text-style-name="P2" draw:layer="layout" svg:width="7.011cm" svg:height="1.27cm" svg:x="3.565cm" svg:y="15.605cm">
          <text:p text:style-name="P1"><text:span text:style-name="T1">Draw circles of size </text:span></text:p>
          <text:p text:style-name="P1"><text:span text:style-name="T1">specified by user parameter</text:span></text:p>
        </draw:rect>
        <draw:frame draw:style-name="gr4" draw:text-style-name="P1" draw:layer="layout" svg:width="8.179cm" svg:height="1.675cm" svg:x="2.981cm" svg:y="4.41cm">
          <draw:text-box>
            <text:p text:style-name="P1">Segment image into </text:p>
            <text:p text:style-name="P1">regions of interest</text:p>
          </draw:text-box>
        </draw:frame>
        <draw:custom-shape draw:style-name="gr1" draw:text-style-name="P1" draw:layer="layout" svg:width="10.455cm" svg:height="11.43cm" svg:x="12.47cm" svg:y="6.0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rect draw:style-name="gr2" draw:text-style-name="P2" draw:layer="layout" svg:width="5.08cm" svg:height="0.635cm" svg:x="15.075cm" svg:y="6.95cm">
          <text:p text:style-name="P1"><text:span text:style-name="T1">Otsu thresholding</text:span></text:p>
        </draw:rect>
        <draw:rect draw:style-name="gr2" draw:text-style-name="P2" draw:layer="layout" svg:width="7.86cm" svg:height="1.27cm" svg:x="13.83cm" svg:y="12.13cm">
          <text:p text:style-name="P1"><text:span text:style-name="T1">Merge the two </text:span></text:p>
          <text:p text:style-name="P1"><text:span text:style-name="T1">renderings of the ROI</text:span></text:p>
        </draw:rect>
        <draw:frame draw:style-name="gr5" draw:text-style-name="P1" draw:layer="layout" svg:width="10.456cm" svg:height="1.675cm" svg:x="12.469cm" svg:y="4.405cm">
          <draw:text-box>
            <text:p text:style-name="P1">Count plaques for each</text:p>
            <text:p text:style-name="P1">region of interest</text:p>
          </draw:text-box>
        </draw:frame>
        <draw:line draw:style-name="gr3" draw:text-style-name="P1" draw:layer="layout" svg:x1="17.645cm" svg:y1="7.55cm" svg:x2="16.575cm" svg:y2="8.62cm">
          <text:p/>
        </draw:line>
        <draw:line draw:style-name="gr3" draw:text-style-name="P1" draw:layer="layout" svg:x1="17.675cm" svg:y1="7.55cm" svg:x2="18.745cm" svg:y2="8.62cm">
          <text:p/>
        </draw:line>
        <draw:rect draw:style-name="gr2" draw:text-style-name="P2" draw:layer="layout" svg:width="4.745cm" svg:height="1.905cm" svg:x="17.88cm" svg:y="8.62cm">
          <text:p text:style-name="P1"><text:span text:style-name="T1">Render a dilated and</text:span></text:p>
          <text:p text:style-name="P1"><text:span text:style-name="T1">Filtered copy of </text:span></text:p>
          <text:p text:style-name="P1"><text:span text:style-name="T1">the ROI</text:span></text:p>
        </draw:rect>
        <draw:rect draw:style-name="gr2" draw:text-style-name="P2" draw:layer="layout" svg:width="4.745cm" svg:height="1.905cm" svg:x="12.781cm" svg:y="8.621cm">
          <text:p text:style-name="P1"><text:span text:style-name="T1">Render an eroded</text:span></text:p>
          <text:p text:style-name="P1"><text:span text:style-name="T1">and filtered copy</text:span></text:p>
          <text:p text:style-name="P1"><text:span text:style-name="T1"><text:s/></text:span><text:span text:style-name="T1">of the ROI</text:span></text:p>
        </draw:rect>
        <draw:line draw:style-name="gr3" draw:text-style-name="P1" draw:layer="layout" svg:x1="15.14cm" svg:y1="10.525cm" svg:x2="17.045cm" svg:y2="11.795cm">
          <text:p/>
        </draw:line>
        <draw:line draw:style-name="gr3" draw:text-style-name="P1" draw:layer="layout" svg:x1="20.245cm" svg:y1="10.525cm" svg:x2="18.34cm" svg:y2="11.795cm">
          <text:p/>
        </draw:line>
        <draw:line draw:style-name="gr3" draw:text-style-name="P1" draw:layer="layout" svg:x1="17.78cm" svg:y1="13.465cm" svg:x2="17.78cm" svg:y2="14.1cm">
          <text:p/>
        </draw:line>
        <draw:line draw:style-name="gr3" draw:text-style-name="P1" draw:layer="layout" svg:x1="11.159cm" svg:y1="11.147cm" svg:x2="11.979cm" svg:y2="11.147cm">
          <text:p/>
        </draw:line>
        <draw:rect draw:style-name="gr2" draw:text-style-name="P1" draw:layer="layout" svg:width="8.79cm" svg:height="1.87cm" svg:x="13.3cm" svg:y="14.37cm">
          <text:p text:style-name="P1"><text:span text:style-name="T1">Count the number of plaques </text:span></text:p>
          <text:p text:style-name="P1"><text:span text:style-name="T1">using the resulting contour hierarchy</text:span> 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0000" draw:fill-gradient-name="Gradient_20_7" draw:fill-hatch-name="Hatch_20_1" draw:fill-image-name="Bitmape_20_1" draw:opacity="0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12-04T16:25:17.47</meta:creation-date>
    <dc:date>2011-12-04T17:22:30.02</dc:date>
    <meta:editing-duration>PT00H09M38S</meta:editing-duration>
    <meta:editing-cycles>3</meta:editing-cycles>
    <meta:generator>OpenOffice.org/3.2$Win32 OpenOffice.org_project/320m18$Build-9502</meta:generator>
    <meta:document-statistic meta:object-count="28"/>
  </office:meta>
</office:document-meta>
</file>